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62b" officeooo:paragraph-rsid="0006a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uyễn Tấn Đă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7:14.086853243</meta:creation-date>
    <dc:date>2019-10-01T14:07:45.585609672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0.7.3$Linux_X86_64 LibreOffice_project/00m0$Build-3</meta:generator>
  </office:meta>
</office:document-meta>
</file>